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ce1"/>
        <table:table-row table:style-name="ro1">
          <table:table-cell office:value-type="float" office:value="244243" calcext:value-type="float">
            <text:p>244243</text:p>
          </table:table-cell>
        </table:table-row>
        <table:table-row table:style-name="ro1">
          <table:table-cell table:style-name="Default" office:value-type="float" office:value="191560" calcext:value-type="float">
            <text:p>19156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8641" calcext:value-type="float">
            <text:p>186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Cano</meta:initial-creator>
    <meta:creation-date>2017-05-27T22:52:27.845048447</meta:creation-date>
    <dc:date>2017-05-27T22:53:11.672825076</dc:date>
    <dc:creator>Fabian Cano</dc:creator>
    <meta:editing-duration>P0D</meta:editing-duration>
    <meta:editing-cycles>1</meta:editing-cycles>
    <meta:document-statistic meta:table-count="1" meta:cell-count="8" meta:object-count="0"/>
    <meta:generator>LibreOffice/4.2.8.2$Linux_X86_64 LibreOffice_project/420m0$Build-2</meta:generator>
  </office:meta>
</office:document-meta>
</file>